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7d9e" officeooo:paragraph-rsid="00017d9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1b9f2" officeooo:paragraph-rsid="0001b9f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23a7a" officeooo:paragraph-rsid="00023a7a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style="italic" fo:font-weight="bold" officeooo:rsid="00023a7a" officeooo:paragraph-rsid="00023a7a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6pt" fo:font-weight="normal" officeooo:rsid="0001b9f2" officeooo:paragraph-rsid="0001b9f2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43323" officeooo:paragraph-rsid="00043323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43323" officeooo:paragraph-rsid="0015d252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189f3" officeooo:paragraph-rsid="001189f3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style="normal" fo:font-weight="normal" officeooo:rsid="00043323" officeooo:paragraph-rsid="00043323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fo:font-weight="normal" officeooo:rsid="0015d930" officeooo:paragraph-rsid="0015d930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43323" officeooo:paragraph-rsid="00043323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043323"/>
    </style:style>
    <style:style style:name="P13" style:family="paragraph" style:parent-style-name="Preformatted_20_Text">
      <style:text-properties style:font-name="Liberation Serif" fo:font-size="12pt" officeooo:paragraph-rsid="00043323" style:font-size-asian="12pt" style:font-size-complex="12pt"/>
    </style:style>
    <style:style style:name="P14" style:family="paragraph" style:parent-style-name="Preformatted_20_Text">
      <style:text-properties style:font-name="Liberation Mono" fo:font-size="10pt" fo:font-weight="normal" officeooo:rsid="001189f3" officeooo:paragraph-rsid="001189f3" style:font-name-asian="NSimSun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style="normal" fo:font-weight="normal" officeooo:rsid="0006bb0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8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06bb0b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Mono" fo:font-size="10pt" style:font-name-asian="NSimSun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82cf" style:font-style-asian="italic" style:font-style-complex="italic"/>
    </style:style>
    <style:style style:name="T5" style:family="text">
      <style:text-properties fo:font-style="italic" officeooo:rsid="0006bb0b" style:font-style-asian="italic" style:font-style-complex="italic"/>
    </style:style>
    <style:style style:name="T6" style:family="text">
      <style:text-properties fo:font-style="italic" officeooo:rsid="00143f21" style:font-style-asian="italic" style:font-style-complex="italic"/>
    </style:style>
    <style:style style:name="T7" style:family="text">
      <style:text-properties fo:font-style="italic" officeooo:rsid="0015d252" style:font-style-asian="italic" style:font-style-complex="italic"/>
    </style:style>
    <style:style style:name="T8" style:family="text">
      <style:text-properties fo:font-style="italic" officeooo:rsid="0015d93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6bb0b" style:font-style-asian="normal" style:font-style-complex="normal"/>
    </style:style>
    <style:style style:name="T11" style:family="text">
      <style:text-properties fo:font-style="normal" officeooo:rsid="00089120" style:font-style-asian="normal" style:font-style-complex="normal"/>
    </style:style>
    <style:style style:name="T12" style:family="text">
      <style:text-properties fo:font-style="normal" officeooo:rsid="000a8523" style:font-style-asian="normal" style:font-style-complex="normal"/>
    </style:style>
    <style:style style:name="T13" style:family="text">
      <style:text-properties fo:font-style="normal" officeooo:rsid="001189f3" style:font-style-asian="normal" style:font-style-complex="normal"/>
    </style:style>
    <style:style style:name="T14" style:family="text">
      <style:text-properties fo:font-style="normal" officeooo:rsid="0015d252" style:font-style-asian="normal" style:font-style-complex="normal"/>
    </style:style>
    <style:style style:name="T15" style:family="text">
      <style:text-properties fo:font-style="normal" fo:font-weight="normal" officeooo:rsid="0006bb0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c7f8d" style:font-style-asian="normal" style:font-weight-asian="normal" style:font-style-complex="normal" style:font-weight-complex="normal"/>
    </style:style>
    <style:style style:name="T17" style:family="text">
      <style:text-properties fo:font-size="16pt" fo:font-style="normal" fo:font-weight="normal" officeooo:rsid="0006bb0b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6pt" fo:font-style="italic" fo:font-weight="normal" officeooo:rsid="000582cf" style:font-size-asian="16pt" style:font-style-asian="italic" style:font-weight-asian="normal" style:font-size-complex="16pt" style:font-style-complex="italic" style:font-weight-complex="normal" loext:padding="0cm" loext:border="none"/>
    </style:style>
    <style:style style:name="T19" style:family="text">
      <style:text-properties fo:font-size="16pt" officeooo:rsid="00089120" style:font-size-asian="16pt" style:font-size-complex="16pt"/>
    </style:style>
    <style:style style:name="T20" style:family="text">
      <style:text-properties fo:font-size="16pt" officeooo:rsid="001189f3" style:font-size-asian="16pt" style:font-size-complex="16pt"/>
    </style:style>
    <style:style style:name="T21" style:family="text">
      <style:text-properties style:font-name="Liberation Serif" fo:font-size="16pt" fo:font-style="normal" officeooo:rsid="00089120" style:font-name-asian="NSimSun" style:font-size-asian="16pt" style:font-style-asian="normal" style:font-name-complex="Liberation Mono" style:font-size-complex="16pt" style:font-style-complex="normal"/>
    </style:style>
    <style:style style:name="T22" style:family="text">
      <style:text-properties style:font-name="Liberation Serif" fo:font-size="16pt" fo:font-style="normal" fo:font-weight="normal" officeooo:rsid="00089120" style:font-name-asian="NSimSun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3" style:family="text">
      <style:text-properties style:font-name="Liberation Serif" fo:font-size="16pt" fo:font-style="normal" fo:font-weight="normal" officeooo:rsid="00114878" style:font-name-asian="NSimSun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4" style:family="text">
      <style:text-properties style:font-name="Liberation Serif" fo:font-size="16pt" fo:font-style="normal" fo:font-weight="normal" officeooo:rsid="00089120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style:font-name="Liberation Serif" fo:font-size="16pt" fo:font-style="italic" officeooo:rsid="000582cf" style:font-name-asian="NSimSun" style:font-size-asian="16pt" style:font-style-asian="italic" style:font-name-complex="Liberation Mono" style:font-size-complex="16pt" style:font-style-complex="italic"/>
    </style:style>
    <style:style style:name="T26" style:family="text">
      <style:text-properties officeooo:rsid="000c7f8d"/>
    </style:style>
    <style:style style:name="T27" style:family="text">
      <style:text-properties officeooo:rsid="000f5f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IS NUMPY</text:p>
      <text:p text:style-name="P1"/>
      <text:p text:style-name="P5">Python stores and reads images using arrays of numbers.</text:p>
      <text:p text:style-name="P5"/>
      <text:p text:style-name="P5">Lists occupy lots of memory – this is solved by numpy</text:p>
      <text:p text:style-name="P5"/>
      <text:p text:style-name="P5"><text:span text:style-name="T1">Numpy</text:span> – a library that provides a multidimensional array object.</text:p>
      <text:p text:style-name="P2"/>
      <text:p text:style-name="P4"><text:tab/><text:span text:style-name="T2">import numpy</text:span></text:p>
      <text:p text:style-name="P3"/>
      <text:p text:style-name="P6">then we create the <text:span text:style-name="T1">multidimensional object </text:span>and store it in variable <text:span text:style-name="T1">N</text:span></text:p>
      <text:p text:style-name="P6"><text:span text:style-name="T1"/></text:p>
      <text:p text:style-name="P6"><text:span text:style-name="T1"><text:tab/></text:span><text:span text:style-name="T4">n = numpy.arange(27) <text:s text:c="3"/></text:span><text:span text:style-name="T10">27 tylko przykładowo</text:span></text:p>
      <text:p text:style-name="P6"><text:span text:style-name="T10"><text:tab/></text:span><text:span text:style-name="T5">n<text:tab/><text:tab/><text:tab/><text:tab/> <text:s text:c="4"/></text:span><text:span text:style-name="T11">n – “numpy array” </text:span><text:span text:style-name="T12">(this one is 1-dimensional)</text:span></text:p>
      <text:p text:style-name="P9"/>
      <text:p text:style-name="P13"><text:span text:style-name="T16">&gt;&gt; </text:span><text:span text:style-name="T15">array([ 0, <text:s/>1, <text:s/>2, <text:s/>3, <text:s/>4, <text:s/>5, <text:s/>6, <text:s/>7, <text:s/>8, <text:s/>9, 10, 11, 12, 13, 14, 15, 16,</text:span> 17, 18, 19,20,21,22, 23, 24, 25, 26])</text:p>
      <text:p text:style-name="P11"><text:span text:style-name="T10"/></text:p>
      <text:p text:style-name="P12"><text:span text:style-name="T17"><text:tab/></text:span><text:span text:style-name="T18">type(n)</text:span></text:p>
      <text:p text:style-name="P12"><text:span text:style-name="T18"/></text:p>
      <text:p text:style-name="P17"><text:span text:style-name="T26">&gt;&gt; </text:span>numpy.ndarray<text:tab/><text:span text:style-name="T19">- </text:span><text:span text:style-name="T20">1-dimensional array’s type</text:span></text:p>
      <text:p text:style-name="P18"><text:span text:style-name="T21"><text:tab/></text:span><text:span text:style-name="T25">n.reashape(3,9)</text:span></text:p>
      <text:p text:style-name="Preformatted_20_Text"><text:span text:style-name="T27">&gt;&gt; </text:span>array([[ 0, <text:s/>1, <text:s/>2, <text:s/>3, <text:s/>4, <text:s/>5, <text:s/>6, <text:s/>7, <text:s/>8],</text:p>
      <text:p text:style-name="Preformatted_20_Text"><text:s text:c="10"/>[ 9, 10, 11, 12, 13, 14, 15, 16, 17],</text:p>
      <text:p text:style-name="P16"><text:s text:c="10"/>[18, 19, 20, 21, 22, 23, 24, 25, 26]]) <text:span text:style-name="T22"><text:s/>- </text:span><text:span text:style-name="T23">2-dimensional array</text:span><text:span text:style-name="T22"> (3x9)</text:span></text:p>
      <text:p text:style-name="P6"><text:span text:style-name="T10"><text:s/></text:span></text:p>
      <text:p text:style-name="P6"><text:span text:style-name="T10"><text:tab/></text:span><text:span text:style-name="T4">n.reshape(3,3,</text:span><text:span text:style-name="T6">3</text:span><text:span text:style-name="T4">)</text:span></text:p>
      <text:p text:style-name="P6"><text:span text:style-name="T13"/></text:p>
      <text:p text:style-name="P14"><text:span text:style-name="T9">&gt;&gt; array([[[ 0, <text:s/>1, <text:s/>2],</text:span></text:p>
      <text:p text:style-name="P15"><text:s text:c="11"/>[ 3, <text:s/>4, <text:s/>5],</text:p>
      <text:p text:style-name="P15"><text:s text:c="11"/>[ 6, <text:s/>7, <text:s/>8]],</text:p>
      <text:p text:style-name="P15"/>
      <text:p text:style-name="P15"><text:s text:c="10"/>[[ 9, 10, 11],</text:p>
      <text:p text:style-name="P15"><text:s text:c="11"/>[12, 13, 14],</text:p>
      <text:p text:style-name="P15"><text:s text:c="11"/>[15, 16, 17]],</text:p>
      <text:p text:style-name="P15"/>
      <text:p text:style-name="P15"><text:s text:c="10"/>[[18, 19, 20],</text:p>
      <text:p text:style-name="P15"><text:s text:c="11"/>[21, 22, 23],</text:p>
      <text:p text:style-name="P19"><text:s text:c="11"/>[24, 25, 26]]])<text:tab/><text:tab/><text:span text:style-name="T24">- 3-dimensional array (3x3x3)</text:span></text:p>
      <text:p text:style-name="P19"/>
      <text:p text:style-name="P8"><text:soft-page-break/><text:span text:style-name="T14">You can create a Numpy array our of Python list</text:span><text:span text:style-name="T9"> </text:span></text:p>
      <text:p text:style-name="P6"><text:span text:style-name="T4"/></text:p>
      <text:p text:style-name="P7"><text:span text:style-name="T4"><text:tab/>n </text:span><text:span text:style-name="T7">= numpy.asarray(object_that_you_want_to_convert</text:span><text:span text:style-name="T8">)</text:span></text:p>
      <text:p text:style-name="P10">np:</text:p>
      <text:p text:style-name="P10"/>
      <text:p text:style-name="P10"><text:tab/><text:span text:style-name="T4">n </text:span><text:span text:style-name="T7">= numpy.asarray</text:span><text:span text:style-name="T3">([[1,2,3],[],[]])</text:span></text:p>
      <text:p text:style-name="P10"><text:span text:style-name="T3"/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3T21:35:55.362000000</dc:date>
    <meta:editing-duration>PT21M18S</meta:editing-duration>
    <meta:editing-cycles>26</meta:editing-cycles>
    <meta:document-statistic meta:table-count="0" meta:image-count="0" meta:object-count="0" meta:page-count="2" meta:paragraph-count="30" meta:word-count="181" meta:character-count="1129" meta:non-whitespace-character-count="822"/>
  </office:meta>
</office:document-meta>
</file>